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29ee1" draw:textarea-horizontal-align="justify" draw:textarea-vertical-align="middle" draw:auto-grow-height="false" fo:min-height="2.15cm" fo:min-width="3.3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5cm" fo:min-width="3.3cm"/>
      <style:paragraph-properties style:writing-mode="lr-tb"/>
    </style:style>
    <style:style style:name="gr3" style:family="graphic" style:parent-style-name="standard">
      <style:graphic-properties draw:fill="solid" draw:fill-color="#fc4369" draw:textarea-horizontal-align="justify" draw:textarea-vertical-align="middle" draw:auto-grow-height="false" fo:min-height="2.15cm" fo:min-width="3.3cm"/>
      <style:paragraph-properties style:writing-mode="lr-tb"/>
    </style:style>
    <style:style style:name="gr4" style:family="graphic" style:parent-style-name="standard">
      <style:graphic-properties draw:fill-color="#72cfb0" draw:textarea-horizontal-align="justify" draw:textarea-vertical-align="middle" draw:auto-grow-height="false" fo:min-height="2.15cm" fo:min-width="3.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d74c" draw:textarea-horizontal-align="justify" draw:textarea-vertical-align="middle" draw:auto-grow-height="false" fo:min-height="2.15cm" fo:min-width="3.3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8" style:family="graphic" style:parent-style-name="standard">
      <style:graphic-properties draw:fill="solid" draw:fill-color="#ffd74c" draw:textarea-horizontal-align="justify" draw:textarea-vertical-align="middle" draw:auto-grow-height="false" fo:min-height="2.15cm" fo:min-width="3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29ee1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 draw:fill-color="#fc4369"/>
      <style:paragraph-properties fo:text-align="center" style:writing-mode="lr-tb"/>
    </style:style>
    <style:style style:name="P5" style:family="paragraph">
      <loext:graphic-properties draw:fill-color="#72cfb0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d74c"/>
      <style:paragraph-properties fo:text-align="center" style:writing-mode="lr-tb"/>
    </style:style>
    <style:style style:name="P8" style:family="paragraph">
      <loext:graphic-properties draw:fill="solid" draw:fill-color="#ffd74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cm" svg:height="2.4cm" svg:x="12.8cm" svg:y="3.5cm">
          <text:p text:style-name="P1">outil.py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cm" svg:height="2.4cm" svg:x="21.1cm" svg:y="3.5cm">
          <text:p text:style-name="P1">test.fa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cm" svg:height="2.4cm" svg:x="17.7cm" svg:y="11.8cm">
          <text:p text:style-name="P1">compile.py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8cm" svg:height="2.4cm" svg:x="12.3cm" svg:y="11.9cm">
          <text:p text:style-name="P1">evaluation.p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6.6cm" svg:y1="4.7cm" svg:x2="21.1cm" svg:y2="4.7cm" draw:start-shape="id1" draw:start-glue-point="1" draw:end-shape="id2" draw:end-glue-point="3" svg:d="M16600 4700h4500" svg:viewBox="0 0 4501 1">
          <text:p/>
        </draw:connector>
        <draw:custom-shape draw:style-name="gr6" draw:text-style-name="P7" xml:id="id5" draw:id="id5" draw:layer="layout" svg:width="3.8cm" svg:height="2.4cm" svg:x="19.3cm" svg:y="7.3cm">
          <text:p text:style-name="P1">cli.p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6.1cm" svg:y1="13.1cm" svg:x2="17.7cm" svg:y2="13cm" draw:start-shape="id3" draw:start-glue-point="1" draw:end-shape="id4" draw:end-glue-point="3" svg:d="M16100 13100l1600-100" svg:viewBox="0 0 1601 101">
          <text:p/>
        </draw:connector>
        <draw:connector draw:style-name="gr7" draw:text-style-name="P6" draw:layer="layout" draw:type="line" svg:x1="14.7cm" svg:y1="5.9cm" svg:x2="21.2cm" svg:y2="7.3cm" draw:start-shape="id1" draw:start-glue-point="2" draw:end-shape="id5" draw:end-glue-point="0" svg:d="M14700 5900l6500 1400" svg:viewBox="0 0 6501 1401">
          <text:p/>
        </draw:connector>
        <draw:custom-shape draw:style-name="gr4" draw:text-style-name="P5" xml:id="id7" draw:id="id7" draw:layer="layout" svg:width="3.8cm" svg:height="2.4cm" svg:x="6.1cm" svg:y="11.9cm">
          <text:p text:style-name="P1">rules.py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8cm" svg:height="2.4cm" svg:x="10.5cm" svg:y="15.9cm">
          <text:p text:style-name="P1">db.p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4.9cm" svg:y1="7.3cm" svg:x2="14.7cm" svg:y2="5.9cm" draw:start-shape="id6" draw:start-glue-point="0" draw:end-shape="id1" draw:end-glue-point="2" svg:d="M14900 7300l-200-1400" svg:viewBox="0 0 201 1401">
          <text:p/>
        </draw:connector>
        <draw:connector draw:style-name="gr7" draw:text-style-name="P6" draw:layer="layout" draw:type="line" svg:x1="9.9cm" svg:y1="13.1cm" svg:x2="12.4cm" svg:y2="15.9cm" draw:start-shape="id7" draw:start-glue-point="1" draw:end-shape="id8" draw:end-glue-point="0" svg:d="M9900 13100l2500 2800" svg:viewBox="0 0 2501 2801">
          <text:p/>
        </draw:connector>
        <draw:connector draw:style-name="gr7" draw:text-style-name="P6" draw:layer="layout" draw:type="line" svg:x1="14.2cm" svg:y1="14.3cm" svg:x2="12.4cm" svg:y2="15.9cm" draw:start-shape="id3" draw:start-glue-point="2" draw:end-shape="id8" draw:end-glue-point="0" svg:d="M14200 14300l-1800 1600" svg:viewBox="0 0 1801 1601">
          <text:p/>
        </draw:connector>
        <draw:connector draw:style-name="gr7" draw:text-style-name="P6" draw:layer="layout" draw:type="line" svg:x1="9.9cm" svg:y1="13.1cm" svg:x2="12.3cm" svg:y2="13.1cm" draw:start-shape="id7" draw:start-glue-point="1" draw:end-shape="id3" draw:end-glue-point="3" svg:d="M9900 13100h2400" svg:viewBox="0 0 2401 1">
          <text:p/>
        </draw:connector>
        <draw:custom-shape draw:style-name="gr8" draw:text-style-name="P8" xml:id="id6" draw:id="id6" draw:layer="layout" svg:width="3.8cm" svg:height="2.4cm" svg:x="13cm" svg:y="7.3cm">
          <text:p text:style-name="P1">debug.py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3.8cm" svg:height="2.4cm" svg:x="6.9cm" svg:y="7.3cm">
          <text:p text:style-name="P1">reader.p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8.8cm" svg:y1="7.3cm" svg:x2="14.7cm" svg:y2="5.9cm" draw:start-shape="id9" draw:start-glue-point="0" draw:end-shape="id1" draw:end-glue-point="2" svg:d="M8800 7300l5900-1400" svg:viewBox="0 0 5901 1401">
          <text:p/>
        </draw:connector>
        <draw:connector draw:style-name="gr7" draw:text-style-name="P6" draw:layer="layout" draw:type="line" svg:x1="21.2cm" svg:y1="9.7cm" svg:x2="19.6cm" svg:y2="11.8cm" draw:start-shape="id5" draw:start-glue-point="2" draw:end-shape="id4" draw:end-glue-point="0" svg:d="M21200 9700l-1600 2100" svg:viewBox="0 0 1601 2101">
          <text:p/>
        </draw:connector>
        <draw:connector draw:style-name="gr7" draw:text-style-name="P6" draw:layer="layout" draw:type="line" svg:x1="14.9cm" svg:y1="9.7cm" svg:x2="19.6cm" svg:y2="11.8cm" draw:start-shape="id6" draw:start-glue-point="2" draw:end-shape="id4" draw:end-glue-point="0" svg:d="M14900 9700l4700 2100" svg:viewBox="0 0 4701 2101">
          <text:p/>
        </draw:connector>
        <draw:connector draw:style-name="gr7" draw:text-style-name="P6" draw:layer="layout" draw:type="line" svg:x1="14.9cm" svg:y1="9.7cm" svg:x2="8cm" svg:y2="11.9cm" draw:start-shape="id6" draw:start-glue-point="2" draw:end-shape="id7" draw:end-glue-point="0" svg:d="M14900 9700l-6900 2200" svg:viewBox="0 0 6901 2201">
          <text:p/>
        </draw:connector>
        <draw:custom-shape draw:style-name="gr3" draw:text-style-name="P4" xml:id="id10" draw:id="id10" draw:layer="layout" svg:width="3.8cm" svg:height="2.4cm" svg:x="22.6cm" svg:y="11.8cm">
          <text:p text:style-name="P1">network.p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4.5cm" svg:y1="11.8cm" svg:x2="14.9cm" svg:y2="9.7cm" draw:start-shape="id10" draw:start-glue-point="0" draw:end-shape="id6" draw:end-glue-point="2" svg:d="M24500 11800l-9600-2100" svg:viewBox="0 0 9601 2101">
          <text:p/>
        </draw:connector>
        <draw:connector draw:style-name="gr7" draw:text-style-name="P6" draw:layer="layout" draw:type="line" svg:x1="8.8cm" svg:y1="9.7cm" svg:x2="8cm" svg:y2="11.9cm" draw:start-shape="id9" draw:start-glue-point="2" draw:end-shape="id7" draw:end-glue-point="0" svg:d="M8800 9700l-800 2200" svg:viewBox="0 0 801 2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3:12:03.660579121</meta:creation-date>
    <dc:date>2021-05-04T18:53:31.073741737</dc:date>
    <meta:editing-duration>PT30M20S</meta:editing-duration>
    <meta:editing-cycles>5</meta:editing-cycles>
    <meta:generator>LibreOffice/6.4.6.2$Linux_X86_64 LibreOffice_project/40$Build-2</meta:generator>
    <meta:document-statistic meta:object-count="23"/>
  </office:meta>
</office:document-meta>
</file>